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/>
    <style:style style:name="ce7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7" office:value-type="string">
            <text:p>Total per day</text:p>
          </table:table-cell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1H00M00S">
            <text:p>11:00</text:p>
          </table:table-cell>
          <table:table-cell table:style-name="ce4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5" table:formula="of:=[.D3]-[.C3]" office:value-type="time" office:time-value="PT02H00M00S">
            <text:p>02.00</text:p>
          </table:table-cell>
          <table:table-cell table:style-name="ce7" table:formula="of:=SUM([.G3:.G6])" office:value-type="time" office:time-value="PT04H00M00S">
            <text:p>04:00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5" table:formula="of:=[.D4]-[.C4]" office:value-type="time" office:time-value="PT00H15M00S">
            <text:p>00.15</text:p>
          </table:table-cell>
          <table:table-cell table:style-name="ce7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15M00S">
            <text:p>14.15</text:p>
          </table:table-cell>
          <table:table-cell table:style-name="ce5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5" table:formula="of:=[.D5]-[.C5]" office:value-type="time" office:time-value="PT01H30M00S">
            <text:p>01.30</text:p>
          </table:table-cell>
          <table:table-cell table:style-name="ce7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45M00S">
            <text:p>15.45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5" table:formula="of:=[.D6]-[.C6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5" office:value-type="time" office:time-value="PT11H00M00S">
            <text:p>11.00</text:p>
          </table:table-cell>
          <table:table-cell table:style-name="ce5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5" table:formula="of:=[.D8]-[.C8]" office:value-type="time" office:time-value="PT00H15M00S">
            <text:p>00.15</text:p>
          </table:table-cell>
          <table:table-cell table:style-name="ce7" table:formula="of:=SUM([.G8:.G11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15M00S">
            <text:p>11.15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5" table:formula="of:=[.D9]-[.C9]" office:value-type="time" office:time-value="PT01H45M00S">
            <text:p>01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5" table:formula="of:=[.D10]-[.C10]" office:value-type="time" office:time-value="PT02H30M00S">
            <text:p>02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5" table:formula="of:=[.D11]-[.C11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5" office:value-type="time" office:time-value="PT09H15M00S">
            <text:p>09.15</text:p>
          </table:table-cell>
          <table:table-cell table:style-name="ce5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5" table:formula="of:=[.D13]-[.C13]" office:value-type="time" office:time-value="PT00H30M00S">
            <text:p>00.30</text:p>
          </table:table-cell>
          <table:table-cell table:style-name="ce7" table:formula="of:=SUM([.G13:.G19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09H45M00S">
            <text:p>09.45</text:p>
          </table:table-cell>
          <table:table-cell table:style-name="ce5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5" table:formula="of:=[.D14]-[.C14]" office:value-type="time" office:time-value="PT01H15M00S">
            <text:p>01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00M00S">
            <text:p>11.00</text:p>
          </table:table-cell>
          <table:table-cell table:style-name="ce5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5" table:formula="of:=[.D15]-[.C15]" office:value-type="time" office:time-value="PT01H15M00S">
            <text:p>01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15M00S">
            <text:p>12.15</text:p>
          </table:table-cell>
          <table:table-cell table:style-name="ce5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5" table:formula="of:=[.D16]-[.C16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30M00S">
            <text:p>12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17]-[.C17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15M00S">
            <text:p>14.15</text:p>
          </table:table-cell>
          <table:table-cell table:style-name="ce5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5" table:formula="of:=[.D18]-[.C18]" office:value-type="time" office:time-value="PT01H35M00S">
            <text:p>01.3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50M00S">
            <text:p>15.5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5" table:formula="of:=[.D19]-[.C19]" office:value-type="time" office:time-value="PT01H40M00S">
            <text:p>01.4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5" table:formula="of:=[.D21]-[.C21]" office:value-type="time" office:time-value="PT00H15M00S">
            <text:p>00.15</text:p>
          </table:table-cell>
          <table:table-cell table:style-name="ce7" table:formula="of:=SUM([.G21:.G26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09H45M00S">
            <text:p>09.45</text:p>
          </table:table-cell>
          <table:table-cell table:style-name="ce5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5" table:formula="of:=[.D22]-[.C22]" office:value-type="time" office:time-value="PT02H30M00S">
            <text:p>02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15M00S">
            <text:p>12.15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5" table:formula="of:=[.D23]-[.C23]" office:value-type="time" office:time-value="PT00H45M00S">
            <text:p>00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15M00S">
            <text:p>14.15</text:p>
          </table:table-cell>
          <table:table-cell table:style-name="ce5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5" table:formula="of:=[.D24]-[.C24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15M00S">
            <text:p>16.15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5" table:formula="of:=[.D25]-[.C25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5" table:formula="of:=[.D26]-[.C26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5" table:formula="of:=[.D28]-[.C28]" office:value-type="time" office:time-value="PT01H30M00S">
            <text:p>01.30</text:p>
          </table:table-cell>
          <table:table-cell table:style-name="ce7" table:formula="of:=SUM([.G28:.G3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00M00S">
            <text:p>11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5" table:formula="of:=[.D29]-[.C29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5" table:formula="of:=[.D30]-[.C30]" office:value-type="time" office:time-value="PT03H30M00S">
            <text:p>03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5" office:value-type="time" office:time-value="PT10H00M00S">
            <text:p>10.00</text:p>
          </table:table-cell>
          <table:table-cell table:style-name="ce5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5" table:formula="of:=[.D32]-[.C32]" office:value-type="time" office:time-value="PT01H45M00S">
            <text:p>01.45</text:p>
          </table:table-cell>
          <table:table-cell table:style-name="ce7" table:formula="of:=SUM([.G32:.G36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45M00S">
            <text:p>11.45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5" table:formula="of:=[.D33]-[.C33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5" table:formula="of:=[.D34]-[.C34]" office:value-type="time" office:time-value="PT00H35M00S">
            <text:p>00.3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35M00S">
            <text:p>12.35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5" table:formula="of:=[.D35]-[.C35]" office:value-type="time" office:time-value="PT00H25M00S">
            <text:p>00.2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3H50M00S">
            <text:p>13.50</text:p>
          </table:table-cell>
          <table:table-cell table:style-name="ce5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5" table:formula="of:=[.D36]-[.C36]" office:value-type="time" office:time-value="PT01H10M00S">
            <text:p>01.1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5" table:formula="of:=[.D38]-[.C38]" office:value-type="time" office:time-value="PT00H30M00S">
            <text:p>00.30</text:p>
          </table:table-cell>
          <table:table-cell table:style-name="ce7" table:formula="of:=SUM([.G38:.G43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00M00S">
            <text:p>10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5" table:formula="of:=[.D39]-[.C39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15M00S">
            <text:p>14.15</text:p>
          </table:table-cell>
          <table:table-cell table:style-name="ce5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5" table:formula="of:=[.D40]-[.C40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30M00S">
            <text:p>14.3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5" table:formula="of:=[.D41]-[.C41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5" table:formula="of:=[.D42]-[.C42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5" table:formula="of:=[.D43]-[.C43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5" table:formula="of:=[.D44]-[.C44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5" office:value-type="time" office:time-value="PT10H30M00S">
            <text:p>10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5" table:formula="of:=[.D46]-[.C46]" office:value-type="time" office:time-value="PT01H00M00S">
            <text:p>01.00</text:p>
          </table:table-cell>
          <table:table-cell table:style-name="ce7" table:formula="of:=SUM([.G46:.G4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5" table:formula="of:=[.D47]-[.C47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5" table:formula="of:=[.D48]-[.C48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3H30M00S">
            <text:p>13.3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5" table:formula="of:=[.D49]-[.C49]" office:value-type="time" office:time-value="PT04H00M00S">
            <text:p>04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5" office:value-type="time" office:time-value="PT10H00M00S">
            <text:p>10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5" table:formula="of:=[.D51]-[.C51]" office:value-type="time" office:time-value="PT03H00M00S">
            <text:p>03.00</text:p>
          </table:table-cell>
          <table:table-cell table:style-name="ce7" table:formula="of:=SUM([.G51:.G5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5" table:formula="of:=[.D52]-[.C52]" office:value-type="time" office:time-value="PT03H30M00S">
            <text:p>03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5" table:formula="of:=[.D54]-[.C54]" office:value-type="time" office:time-value="PT02H45M00S">
            <text:p>02.45</text:p>
          </table:table-cell>
          <table:table-cell table:style-name="ce7" table:formula="of:=SUM([.G54:.G5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15M00S">
            <text:p>12.15</text:p>
          </table:table-cell>
          <table:table-cell table:style-name="ce5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5" table:formula="of:=[.D55]-[.C55]" office:value-type="time" office:time-value="PT01H15M00S">
            <text:p>01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30M00S">
            <text:p>14.3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5" table:formula="of:=[.D56]-[.C56]" office:value-type="time" office:time-value="PT02H30M00S">
            <text:p>02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58]-[.C58]" office:value-type="time" office:time-value="PT03H30M00S">
            <text:p>03.30</text:p>
          </table:table-cell>
          <table:table-cell table:style-name="ce7" table:formula="of:=SUM([.G58:.G59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5" table:formula="of:=[.D59]-[.C59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1]-[.C61]" office:value-type="time" office:time-value="PT03H30M00S">
            <text:p>03.30</text:p>
          </table:table-cell>
          <table:table-cell table:style-name="ce7" table:formula="of:=SUM([.G61:.G62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2]-[.C62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4]-[.C64]" office:value-type="time" office:time-value="PT03H30M00S">
            <text:p>03.30</text:p>
          </table:table-cell>
          <table:table-cell table:style-name="ce7" table:formula="of:=SUM([.G64:.G65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5]-[.C65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7]-[.C67]" office:value-type="time" office:time-value="PT03H30M00S">
            <text:p>03.30</text:p>
          </table:table-cell>
          <table:table-cell table:style-name="ce7" table:formula="of:=SUM([.G67:.G6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68]-[.C68]" office:value-type="time" office:time-value="PT03H30M00S">
            <text:p>03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5" office:value-type="time" office:time-value="PT09H20M00S">
            <text:p>09.2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70]-[.C70]" office:value-type="time" office:time-value="PT03H40M00S">
            <text:p>03.40</text:p>
          </table:table-cell>
          <table:table-cell table:style-name="ce7" table:formula="of:=SUM([.G70:.G73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5" table:formula="of:=[.D71]-[.C71]" office:value-type="time" office:time-value="PT01H55M00S">
            <text:p>01.5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55M00S">
            <text:p>15.55</text:p>
          </table:table-cell>
          <table:table-cell table:style-name="ce5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5" table:formula="of:=[.D72]-[.C72]" office:value-type="time" office:time-value="PT00H50M00S">
            <text:p>00.5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45M00S">
            <text:p>16.45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5" table:formula="of:=[.D73]-[.C73]" office:value-type="time" office:time-value="PT00H15M00S">
            <text:p>00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5" table:formula="of:=[.D75]-[.C75]" office:value-type="time" office:time-value="PT01H00M00S">
            <text:p>01.00</text:p>
          </table:table-cell>
          <table:table-cell table:style-name="ce7" table:formula="of:=SUM([.G75:.G78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30M00S">
            <text:p>10.30</text:p>
          </table:table-cell>
          <table:table-cell table:style-name="ce5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5" table:formula="of:=[.D76]-[.C76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15M00S">
            <text:p>14.15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5" table:formula="of:=[.D77]-[.C77]" office:value-type="time" office:time-value="PT02H15M00S">
            <text:p>02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78]-[.C78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5" table:formula="of:=[.D80]-[.C80]" office:value-type="time" office:time-value="PT03H30M00S">
            <text:p>03.30</text:p>
          </table:table-cell>
          <table:table-cell table:style-name="ce7" table:formula="of:=SUM([.G80:.G82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5" table:formula="of:=[.D81]-[.C81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30M00S">
            <text:p>15.30</text:p>
          </table:table-cell>
          <table:table-cell table:style-name="ce5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5" table:formula="of:=[.D82]-[.C82]" office:value-type="time" office:time-value="PT00H35M00S">
            <text:p>00.3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5" table:formula="of:=[.D84]-[.C84]" office:value-type="time" office:time-value="PT01H00M00S">
            <text:p>01.00</text:p>
          </table:table-cell>
          <table:table-cell table:style-name="ce7" table:formula="of:=SUM([.G84:.G8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30M00S">
            <text:p>10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5" table:formula="of:=[.D85]-[.C85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5" table:formula="of:=[.D86]-[.C86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5" table:formula="of:=[.D87]-[.C87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5" table:formula="of:=[.D89]-[.C89]" office:value-type="time" office:time-value="PT01H30M00S">
            <text:p>01.30</text:p>
          </table:table-cell>
          <table:table-cell table:style-name="ce7" table:formula="of:=SUM([.G89:.G9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00M00S">
            <text:p>11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5" table:formula="of:=[.D90]-[.C90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5" table:formula="of:=[.D91]-[.C91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5" table:formula="of:=[.D93]-[.C93]" office:value-type="time" office:time-value="PT03H30M00S">
            <text:p>03.30</text:p>
          </table:table-cell>
          <table:table-cell table:style-name="ce7" table:formula="of:=SUM([.G93:.G9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5" table:formula="of:=[.D94]-[.C94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5" table:formula="of:=[.D96]-[.C96]" office:value-type="time" office:time-value="PT03H30M00S">
            <text:p>03.30</text:p>
          </table:table-cell>
          <table:table-cell table:style-name="ce7" table:formula="of:=SUM([.G96:.G9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5" table:formula="of:=[.D97]-[.C97]" office:value-type="time" office:time-value="PT02H15M00S">
            <text:p>02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15M00S">
            <text:p>16.15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5" table:formula="of:=[.D98]-[.C98]" office:value-type="time" office:time-value="PT00H45M00S">
            <text:p>00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5" table:formula="of:=[.D100]-[.C100]" office:value-type="time" office:time-value="PT03H30M00S">
            <text:p>03.30</text:p>
          </table:table-cell>
          <table:table-cell table:style-name="ce7" table:formula="of:=SUM([.G100:.G101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5" table:formula="of:=[.D101]-[.C101]" office:value-type="time" office:time-value="PT03H45M00S">
            <text:p>03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5" table:formula="of:=[.D103]-[.C103]" office:value-type="time" office:time-value="PT03H30M00S">
            <text:p>03.30</text:p>
          </table:table-cell>
          <table:table-cell table:style-name="ce7" table:formula="of:=SUM([.G103:.G10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5" table:formula="of:=[.D104]-[.C104]" office:value-type="time" office:time-value="PT03H15M00S">
            <text:p>03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5" table:formula="of:=[.D106]-[.C106]" office:value-type="time" office:time-value="PT02H00M00S">
            <text:p>02.00</text:p>
          </table:table-cell>
          <table:table-cell table:style-name="ce7" table:formula="of:=SUM([.G106:.G110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5" table:formula="of:=[.D107]-[.C107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5" table:formula="of:=[.D108]-[.C108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5" table:formula="of:=[.D109]-[.C109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5" table:formula="of:=[.D110]-[.C110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5" table:formula="of:=[.D112]-[.C112]" office:value-type="time" office:time-value="PT02H30M00S">
            <text:p>02.30</text:p>
          </table:table-cell>
          <table:table-cell table:style-name="ce7" table:formula="of:=SUM([.G112:.G116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5" table:formula="of:=[.D113]-[.C113]" office:value-type="time" office:time-value="PT00H30M00S">
            <text:p>00.3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30M00S">
            <text:p>12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5" table:formula="of:=[.D114]-[.C114]" office:value-type="time" office:time-value="PT00H30M00S">
            <text:p>00.3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5" table:formula="of:=[.D115]-[.C115]" office:value-type="time" office:time-value="PT01H00M00S">
            <text:p>01.0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00M00S">
            <text:p>15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5" table:formula="of:=[.D116]-[.C116]" office:value-type="time" office:time-value="PT02H00M00S">
            <text:p>02.0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5" table:formula="of:=[.D118]-[.C118]" office:value-type="time" office:time-value="PT00H50M00S">
            <text:p>00.50</text:p>
          </table:table-cell>
          <table:table-cell table:style-name="ce7" table:formula="of:=SUM([.G118:.G121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20M00S">
            <text:p>10.2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5" table:formula="of:=[.D119]-[.C119]" office:value-type="time" office:time-value="PT01H10M00S">
            <text:p>01.1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5" table:formula="of:=[.D120]-[.C120]" office:value-type="time" office:time-value="PT01H30M00S">
            <text:p>01.30</text:p>
          </table:table-cell>
          <table:table-cell table:style-name="ce7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5" table:formula="of:=[.D121]-[.C121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5" table:formula="of:=[.D123]-[.C123]" office:value-type="time" office:time-value="PT03H30M00S">
            <text:p>03.30</text:p>
          </table:table-cell>
          <table:table-cell table:style-name="ce7" table:formula="of:=SUM([.G123:.G125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5" table:formula="of:=[.D124]-[.C124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5" table:formula="of:=[.D125]-[.C125]" office:value-type="time" office:time-value="PT00H20M00S">
            <text:p>00.2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5" table:formula="of:=[.D127]-[.C127]" office:value-type="time" office:time-value="PT03H30M00S">
            <text:p>03.30</text:p>
          </table:table-cell>
          <table:table-cell table:style-name="ce7" table:formula="of:=SUM([.G127:.G12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5" table:formula="of:=[.D128]-[.C128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5" table:formula="of:=[.D129]-[.C129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5" table:formula="of:=[.D131]-[.C131]" office:value-type="time" office:time-value="PT01H15M00S">
            <text:p>01.15</text:p>
          </table:table-cell>
          <table:table-cell table:style-name="ce7" table:formula="of:=SUM([.G131:.G133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45M00S">
            <text:p>10.45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5" table:formula="of:=[.D132]-[.C132]" office:value-type="time" office:time-value="PT02H15M00S">
            <text:p>02.1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5" table:formula="of:=[.D133]-[.C133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5" table:formula="of:=[.D135]-[.C135]" office:value-type="time" office:time-value="PT02H00M00S">
            <text:p>02.00</text:p>
          </table:table-cell>
          <table:table-cell table:style-name="ce7" table:formula="of:=SUM([.G135:.G13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5" table:formula="of:=[.D136]-[.C136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5" table:formula="of:=[.D137]-[.C137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5" table:formula="of:=[.D139]-[.C139]" office:value-type="time" office:time-value="PT03H30M00S">
            <text:p>03.30</text:p>
          </table:table-cell>
          <table:table-cell table:style-name="ce7" table:formula="of:=SUM([.G139:.G140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5" table:formula="of:=[.D140]-[.C140]" office:value-type="time" office:time-value="PT05H00M00S">
            <text:p>05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5" table:formula="of:=[.D142]-[.C142]" office:value-type="time" office:time-value="PT01H30M00S">
            <text:p>01.30</text:p>
          </table:table-cell>
          <table:table-cell table:style-name="ce7" table:formula="of:=SUM([.G142:.G145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00M00S">
            <text:p>11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5" table:formula="of:=[.D143]-[.C143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5" table:formula="of:=[.D144]-[.C144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00M00S">
            <text:p>15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5" table:formula="of:=[.D145]-[.C145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5" table:formula="of:=[.D147]-[.C147]" office:value-type="time" office:time-value="PT02H15M00S">
            <text:p>02.15</text:p>
          </table:table-cell>
          <table:table-cell table:style-name="ce7" table:formula="of:=SUM([.G147:.G15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45M00S">
            <text:p>11.45</text:p>
          </table:table-cell>
          <table:table-cell table:style-name="ce5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5" table:formula="of:=[.D148]-[.C148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15M00S">
            <text:p>12.15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5" table:formula="of:=[.D149]-[.C149]" office:value-type="time" office:time-value="PT00H45M00S">
            <text:p>00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5" table:formula="of:=[.D150]-[.C150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30M00S">
            <text:p>14.30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5" table:formula="of:=[.D151]-[.C151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152]-[.C152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5" table:formula="of:=[.D154]-[.C154]" office:value-type="time" office:time-value="PT03H30M00S">
            <text:p>03.30</text:p>
          </table:table-cell>
          <table:table-cell table:style-name="ce7" table:formula="of:=SUM([.G154:.G15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5" table:formula="of:=[.D155]-[.C155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5" table:formula="of:=[.D157]-[.C157]" office:value-type="time" office:time-value="PT00H30M00S">
            <text:p>00.30</text:p>
          </table:table-cell>
          <table:table-cell table:style-name="ce7" table:formula="of:=SUM([.G157:.G161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00M00S">
            <text:p>10.00</text:p>
          </table:table-cell>
          <table:table-cell table:style-name="ce5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5" table:formula="of:=[.D158]-[.C158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00M00S">
            <text:p>11.0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5" table:formula="of:=[.D159]-[.C159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5" table:formula="of:=[.D160]-[.C160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5" table:formula="of:=[.D161]-[.C161]" office:value-type="time" office:time-value="PT04H30M00S">
            <text:p>04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5" table:formula="of:=[.D163]-[.C163]" office:value-type="time" office:time-value="PT03H30M00S">
            <text:p>03.30</text:p>
          </table:table-cell>
          <table:table-cell table:style-name="ce7" table:formula="of:=SUM([.G163:.G16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5" table:formula="of:=[.D164]-[.C164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165]-[.C165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5" table:formula="of:=[.D167]-[.C167]" office:value-type="time" office:time-value="PT03H30M00S">
            <text:p>03.30</text:p>
          </table:table-cell>
          <table:table-cell table:style-name="ce7" table:formula="of:=SUM([.G167:.G16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5" table:formula="of:=[.D168]-[.C168]" office:value-type="time" office:time-value="PT03H30M00S">
            <text:p>03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5" table:formula="of:=[.D170]-[.C170]" office:value-type="time" office:time-value="PT03H30M00S">
            <text:p>03.30</text:p>
          </table:table-cell>
          <table:table-cell table:style-name="ce7" table:formula="of:=SUM([.G170:.G17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5" table:formula="of:=[.D171]-[.C171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72]-[.C172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74]-[.C174]" office:value-type="time" office:time-value="PT03H30M00S">
            <text:p>03.30</text:p>
          </table:table-cell>
          <table:table-cell table:style-name="ce7" table:formula="of:=SUM([.G174:.G17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75]-[.C175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77]-[.C177]" office:value-type="time" office:time-value="PT03H30M00S">
            <text:p>03.30</text:p>
          </table:table-cell>
          <table:table-cell table:style-name="ce7" table:formula="of:=SUM([.G177:.G18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78]-[.C178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00M00S">
            <text:p>15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179]-[.C179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5" table:formula="of:=[.D180]-[.C180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5" table:formula="of:=[.D182]-[.C182]" office:value-type="time" office:time-value="PT03H30M00S">
            <text:p>03.30</text:p>
          </table:table-cell>
          <table:table-cell table:style-name="ce7" table:formula="of:=SUM([.G182:.G183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5" table:formula="of:=[.D183]-[.C183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5" office:value-type="time" office:time-value="PT09H00M00S">
            <text:p>09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5" table:formula="of:=[.D185]-[.C185]" office:value-type="time" office:time-value="PT04H00M00S">
            <text:p>04.00</text:p>
          </table:table-cell>
          <table:table-cell table:style-name="ce7" table:formula="of:=SUM([.G185:.G185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5" table:formula="of:=[.D187]-[.C187]" office:value-type="time" office:time-value="PT03H30M00S">
            <text:p>03.30</text:p>
          </table:table-cell>
          <table:table-cell table:style-name="ce7" table:formula="of:=SUM([.G187:.G191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5" table:formula="of:=[.D188]-[.C188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30M00S">
            <text:p>15.30</text:p>
          </table:table-cell>
          <table:table-cell table:style-name="ce5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5" table:formula="of:=[.D189]-[.C189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30M00S">
            <text:p>16.3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5" table:formula="of:=[.D190]-[.C190]" office:value-type="time" office:time-value="PT00H30M00S">
            <text:p>00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5" table:formula="of:=[.D191]-[.C191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5" table:formula="of:=[.D193]-[.C193]" office:value-type="time" office:time-value="PT02H00M00S">
            <text:p>02.00</text:p>
          </table:table-cell>
          <table:table-cell table:style-name="ce7" table:formula="of:=SUM([.G193:.G19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5" table:formula="of:=[.D194]-[.C194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5" table:formula="of:=[.D195]-[.C195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5" table:formula="of:=[.D196]-[.C196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5" table:formula="of:=[.D198]-[.C198]" office:value-type="time" office:time-value="PT02H30M00S">
            <text:p>02.30</text:p>
          </table:table-cell>
          <table:table-cell table:style-name="ce7" table:formula="of:=SUM([.G198:.G201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5" table:formula="of:=[.D199]-[.C199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5" table:formula="of:=[.D200]-[.C200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5" table:formula="of:=[.D201]-[.C201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5" table:formula="of:=[.D203]-[.C203]" office:value-type="time" office:time-value="PT03H30M00S">
            <text:p>03.30</text:p>
          </table:table-cell>
          <table:table-cell table:style-name="ce7" table:formula="of:=SUM([.G203:.G204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5" table:formula="of:=[.D204]-[.C204]" office:value-type="time" office:time-value="PT04H00M00S">
            <text:p>04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5" table:formula="of:=[.D206]-[.C206]" office:value-type="time" office:time-value="PT03H30M00S">
            <text:p>03.30</text:p>
          </table:table-cell>
          <table:table-cell table:style-name="ce7" table:formula="of:=SUM([.G206:.G209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5" table:formula="of:=[.D207]-[.C207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5" table:formula="of:=[.D208]-[.C208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30M00S">
            <text:p>17.30</text:p>
          </table:table-cell>
          <table:table-cell table:style-name="ce5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5" table:formula="of:=[.D209]-[.C209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5" table:formula="of:=[.D211]-[.C211]" office:value-type="time" office:time-value="PT02H30M00S">
            <text:p>02.30</text:p>
          </table:table-cell>
          <table:table-cell table:style-name="ce7" table:formula="of:=SUM([.G211:.G214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5" table:formula="of:=[.D212]-[.C212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5" table:formula="of:=[.D213]-[.C213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5H00M00S">
            <text:p>15.00</text:p>
          </table:table-cell>
          <table:table-cell table:style-name="ce5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5" table:formula="of:=[.D214]-[.C214]" office:value-type="time" office:time-value="PT02H30M00S">
            <text:p>02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5" office:value-type="time" office:time-value="PT09H00M00S">
            <text:p>09.0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5" table:formula="of:=[.D216]-[.C216]" office:value-type="time" office:time-value="PT02H30M00S">
            <text:p>02.30</text:p>
          </table:table-cell>
          <table:table-cell table:style-name="ce7" table:formula="of:=SUM([.G216:.G21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5" table:formula="of:=[.D217]-[.C217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5" table:formula="of:=[.D218]-[.C218]" office:value-type="time" office:time-value="PT03H00M00S">
            <text:p>03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5" office:value-type="string">
            <text:p><text:s/></text:p>
          </table:table-cell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5" table:formula="of:=[.D220]-[.C220]" office:value-type="time" office:time-value="PT02H00M00S">
            <text:p>02.00</text:p>
          </table:table-cell>
          <table:table-cell table:style-name="ce7" table:formula="of:=SUM([.G220:.G223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1H30M00S">
            <text:p>11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5" table:formula="of:=[.D221]-[.C221]" office:value-type="time" office:time-value="PT01H30M00S">
            <text:p>01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5" table:formula="of:=[.D222]-[.C222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6H00M00S">
            <text:p>16.00</text:p>
          </table:table-cell>
          <table:table-cell table:style-name="ce5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5" table:formula="of:=[.D223]-[.C223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5" table:formula="of:=[.D225]-[.C225]" office:value-type="time" office:time-value="PT01H00M00S">
            <text:p>01.00</text:p>
          </table:table-cell>
          <table:table-cell table:style-name="ce7" table:formula="of:=SUM([.G225:.G228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0H30M00S">
            <text:p>10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5" table:formula="of:=[.D226]-[.C226]" office:value-type="time" office:time-value="PT02H30M00S">
            <text:p>02.3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5" table:formula="of:=[.D227]-[.C227]" office:value-type="time" office:time-value="PT04H00M00S">
            <text:p>04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8H00M00S">
            <text:p>18.00</text:p>
          </table:table-cell>
          <table:table-cell table:style-name="ce5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5" table:formula="of:=[.D228]-[.C228]" office:value-type="time" office:time-value="PT00H45M00S">
            <text:p>00.45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5" table:formula="of:=[.D230]-[.C230]" office:value-type="time" office:time-value="PT03H30M00S">
            <text:p>03.30</text:p>
          </table:table-cell>
          <table:table-cell table:style-name="ce7" table:formula="of:=SUM([.G230:.G23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4H00M00S">
            <text:p>14.00</text:p>
          </table:table-cell>
          <table:table-cell table:style-name="ce5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5" table:formula="of:=[.D231]-[.C231]" office:value-type="time" office:time-value="PT02H00M00S">
            <text:p>02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7H00M00S">
            <text:p>17.00</text:p>
          </table:table-cell>
          <table:table-cell table:style-name="ce5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5" table:formula="of:=[.D232]-[.C232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5" office:value-type="time" office:time-value="PT09H30M00S">
            <text:p>09.30</text:p>
          </table:table-cell>
          <table:table-cell table:style-name="ce5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5" table:formula="of:=[.D234]-[.C234]" office:value-type="time" office:time-value="PT02H30M00S">
            <text:p>02.30</text:p>
          </table:table-cell>
          <table:table-cell table:style-name="ce7" table:formula="of:=SUM([.G234:.G236])" office:value-type="time" office:time-value="PT03H30M00S">
            <text:p>03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5" office:value-type="time" office:time-value="PT12H00M00S">
            <text:p>12.00</text:p>
          </table:table-cell>
          <table:table-cell table:style-name="ce5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5" table:formula="of:=[.D235]-[.C235]" office:value-type="time" office:time-value="PT01H00M00S">
            <text:p>01.00</text:p>
          </table:table-cell>
          <table:table-cell table:style-name="ce7"/>
          <table:table-cell table:style-name="ce2" table:number-columns-repeated="1016"/>
        </table:table-row>
        <table:table-row table:style-name="ro1" table:number-rows-repeated="65304">
          <table:table-cell table:style-name="ce1"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/>
          <table:table-cell table:style-name="ce7"/>
          <table:table-cell table:style-name="ce2" table:number-columns-repeated="1016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About</text:p>
          </table:table-cell>
          <table:table-cell table:style-name="ce11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9/07/2010</text:date>, <text:time>11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9T11:28:46</dc:date>
    <dc:creator>Daniele Ferro</dc:creator>
    <meta:editing-duration>PT73H23M07S</meta:editing-duration>
    <meta:editing-cycles>221</meta:editing-cycles>
    <meta:generator>OpenOffice.org/3.1$Linux OpenOffice.org_project/310m19$Build-9420</meta:generator>
    <meta:document-statistic meta:table-count="2" meta:cell-count="922" meta:object-count="0"/>
  </office:meta>
</office:document-meta>
</file>